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83aa2" officeooo:paragraph-rsid="00083aa2"/>
    </style:style>
    <style:style style:name="P2" style:family="paragraph" style:parent-style-name="Standard">
      <style:text-properties officeooo:rsid="00084659" officeooo:paragraph-rsid="00084659"/>
    </style:style>
    <style:style style:name="P3" style:family="paragraph" style:parent-style-name="Standard">
      <style:text-properties officeooo:rsid="000b5a45" officeooo:paragraph-rsid="000b5a45"/>
    </style:style>
    <style:style style:name="P4" style:family="paragraph" style:parent-style-name="Standard">
      <style:text-properties officeooo:rsid="000d38fd" officeooo:paragraph-rsid="000d38fd"/>
    </style:style>
    <style:style style:name="P5" style:family="paragraph" style:parent-style-name="Standard">
      <style:text-properties officeooo:rsid="000d9f42" officeooo:paragraph-rsid="000d9f42"/>
    </style:style>
    <style:style style:name="P6" style:family="paragraph" style:parent-style-name="Standard">
      <style:text-properties officeooo:rsid="000b5a45" officeooo:paragraph-rsid="000b5a45"/>
    </style:style>
    <style:style style:name="P7" style:family="paragraph" style:parent-style-name="Standard">
      <style:text-properties officeooo:rsid="000f5443" officeooo:paragraph-rsid="000f5443"/>
    </style:style>
    <style:style style:name="P8" style:family="paragraph" style:parent-style-name="Standard">
      <style:text-properties officeooo:rsid="00084659" officeooo:paragraph-rsid="000fa013"/>
    </style:style>
    <style:style style:name="T1" style:family="text">
      <style:text-properties officeooo:rsid="000a244b"/>
    </style:style>
    <style:style style:name="T2" style:family="text">
      <style:text-properties officeooo:rsid="000b5a45"/>
    </style:style>
    <style:style style:name="T3" style:family="text">
      <style:text-properties officeooo:rsid="000d9f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Osborne</text:p>
      <text:p text:style-name="P1">102-41-901</text:p>
      <text:p text:style-name="P1"/>
      <text:p text:style-name="P1">The first step to completing this assignment was to unlock the zip folders. Though I did not know the passwords at first, I was able to find them quickly due to knowing the hash value of the passwords and knowing that they consisted of five lowercase letters. I wrote a program (“password_cracker.py”) to iterate over all possible 5 letter combinations and compare their hash values to the provided hash values. If they matched, I printed the letter combination. </text:p>
      <text:p text:style-name="P1"/>
      <text:p text:style-name="P8">Each folder, once unzipped, contained some files. “Jkirk.zip” contained useless text. “Lmccoy.zip” contained a single picture, and “Cchapel.zip” contained two pictures. Information in the “READ ME.txt” files and the assignment suggested that there was information contained in these files, hidden using LSB insertion. <text:span text:style-name="T2">The program I created, “message_extractor.py”, initializes a string of bits, selects a color, then scans each pixel for that R, G, or B value. If the value found is odd, the LSB is 1, so it appends a 1 to the string of bits. Else, it appends a 0. The program then writes the resulting data, translated into ASCII, to a file. This file will be named “(filename)Decode?” where “?” is replaced with the RGB value decoded for that file (0 for red, 1 for green, 2 for blue). </text:span>I found a watermark in “DCIM_2837.png” and some song lyrics in “mountan (copy).png”. <text:span text:style-name="T1">Here are the results (they are repeated throughout the file):</text:span></text:p>
      <text:p text:style-name="P2"/>
      <text:p text:style-name="P4">In “DCIM_2837Decode<text:span text:style-name="T3">1</text:span>”:</text:p>
      <text:p text:style-name="P5">This image is the exclusive property of Sangam Mulmi and is protected under the United States and International Copyright laws. Any unauthorized reproduction, manipulation, or distribution of this image is strictly prohibited. Copyrighted � 2015, Sangam Mulmi.</text:p>
      <text:p text:style-name="P3"/>
      <text:p text:style-name="P3">In “mountain (copy)<text:span text:style-name="T3">Decode0</text:span>”:</text:p>
      <text:p text:style-name="P3">-- THE FRAY --</text:p>
      <text:p text:style-name="P3">Lost and insecure</text:p>
      <text:p text:style-name="P3">You found me, you found me</text:p>
      <text:p text:style-name="P3">Lyin' on the floor</text:p>
      <text:p text:style-name="P3">Surrounded, surrounded</text:p>
      <text:p text:style-name="P3">Why'd you have to wait?</text:p>
      <text:p text:style-name="P3">Where were you? Where were you?</text:p>
      <text:p text:style-name="P3">Just a little late</text:p>
      <text:p text:style-name="P3">You found me, you found me</text:p>
      <text:p text:style-name="P3"/>
      <text:p text:style-name="P7">According to the filenames, the watermark was hidden with the green values, and the message was hidden with the red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16:20:01.408740278</meta:creation-date>
    <meta:generator>LibreOffice/5.1.6.2$Linux_X86_64 LibreOffice_project/10m0$Build-2</meta:generator>
    <dc:date>2017-10-15T13:42:00.980821970</dc:date>
    <meta:editing-duration>PT1H11M43S</meta:editing-duration>
    <meta:editing-cycles>7</meta:editing-cycles>
    <meta:document-statistic meta:table-count="0" meta:image-count="0" meta:object-count="0" meta:page-count="1" meta:paragraph-count="17" meta:word-count="339" meta:character-count="2049" meta:non-whitespace-character-count="1726"/>
  </office:meta>
</office:document-meta>
</file>